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a08b5" style:font-size-asian="14pt" style:font-size-complex="14pt"/>
    </style:style>
    <style:style style:name="P3" style:family="paragraph" style:parent-style-name="Standard">
      <style:text-properties fo:font-size="14pt" officeooo:rsid="000a08b5" officeooo:paragraph-rsid="000a08b5" style:font-size-asian="14pt" style:font-size-complex="14pt"/>
    </style:style>
    <style:style style:name="P4" style:family="paragraph" style:parent-style-name="Standard">
      <style:text-properties fo:font-size="14pt" officeooo:rsid="000a08b5" officeooo:paragraph-rsid="00103996" style:font-size-asian="14pt" style:font-size-complex="14pt"/>
    </style:style>
    <style:style style:name="P5" style:family="paragraph" style:parent-style-name="Standard">
      <style:text-properties fo:font-size="14pt" officeooo:rsid="000a08b5" officeooo:paragraph-rsid="0018a030" style:font-size-asian="14pt" style:font-size-complex="14pt"/>
    </style:style>
    <style:style style:name="P6" style:family="paragraph" style:parent-style-name="Standard">
      <style:text-properties fo:font-size="14pt" officeooo:rsid="000b76bd" officeooo:paragraph-rsid="000b76bd" style:font-size-asian="14pt" style:font-size-complex="14pt"/>
    </style:style>
    <style:style style:name="P7" style:family="paragraph" style:parent-style-name="Standard">
      <style:text-properties fo:font-size="14pt" officeooo:rsid="000b76bd" officeooo:paragraph-rsid="000f0287" style:font-size-asian="14pt" style:font-size-complex="14pt"/>
    </style:style>
    <style:style style:name="P8" style:family="paragraph" style:parent-style-name="Standard">
      <style:text-properties fo:font-size="14pt" officeooo:rsid="000d4a7b" officeooo:paragraph-rsid="000f0287" style:font-size-asian="14pt" style:font-size-complex="14pt"/>
    </style:style>
    <style:style style:name="P9" style:family="paragraph" style:parent-style-name="Standard">
      <style:text-properties fo:font-size="14pt" officeooo:rsid="000fab5f" officeooo:paragraph-rsid="000fab5f" style:font-size-asian="14pt" style:font-size-complex="14pt"/>
    </style:style>
    <style:style style:name="P10" style:family="paragraph" style:parent-style-name="Standard">
      <style:text-properties fo:font-size="14pt" officeooo:rsid="00103996" officeooo:paragraph-rsid="00103996" style:font-size-asian="14pt" style:font-size-complex="14pt"/>
    </style:style>
    <style:style style:name="P11" style:family="paragraph" style:parent-style-name="Standard">
      <style:text-properties fo:font-size="14pt" officeooo:rsid="00103996" officeooo:paragraph-rsid="001105c0" style:font-size-asian="14pt" style:font-size-complex="14pt"/>
    </style:style>
    <style:style style:name="P12" style:family="paragraph" style:parent-style-name="Standard">
      <style:text-properties fo:font-size="14pt" officeooo:rsid="001105c0" officeooo:paragraph-rsid="001105c0" style:font-size-asian="14pt" style:font-size-complex="14pt"/>
    </style:style>
    <style:style style:name="P13" style:family="paragraph" style:parent-style-name="Standard">
      <style:text-properties fo:font-size="14pt" officeooo:rsid="001402b9" officeooo:paragraph-rsid="001402b9" style:font-size-asian="14pt" style:font-size-complex="14pt"/>
    </style:style>
    <style:style style:name="P14" style:family="paragraph" style:parent-style-name="Standard">
      <style:text-properties fo:font-size="14pt" officeooo:rsid="0014e34e" officeooo:paragraph-rsid="0014e34e" style:font-size-asian="14pt" style:font-size-complex="14pt"/>
    </style:style>
    <style:style style:name="P15" style:family="paragraph" style:parent-style-name="Standard">
      <style:text-properties fo:font-size="14pt" officeooo:rsid="0018a030" officeooo:paragraph-rsid="0018a030" style:font-size-asian="14pt" style:font-size-complex="14pt"/>
    </style:style>
    <style:style style:name="P16" style:family="paragraph" style:parent-style-name="Standard">
      <style:text-properties fo:font-size="14pt" officeooo:rsid="001a5595" officeooo:paragraph-rsid="001a5595" style:font-size-asian="14pt" style:font-size-complex="14pt"/>
    </style:style>
    <style:style style:name="P17" style:family="paragraph" style:parent-style-name="Standard">
      <style:text-properties fo:font-size="14pt" officeooo:rsid="001a5595" officeooo:paragraph-rsid="001a920b" style:font-size-asian="14pt" style:font-size-complex="14pt"/>
    </style:style>
    <style:style style:name="P18" style:family="paragraph" style:parent-style-name="Standard">
      <style:text-properties fo:font-size="14pt" officeooo:rsid="001ac929" officeooo:paragraph-rsid="001ac929" style:font-size-asian="14pt" style:font-size-complex="14pt"/>
    </style:style>
    <style:style style:name="P19" style:family="paragraph" style:parent-style-name="Standard">
      <style:text-properties fo:font-size="14pt" officeooo:rsid="001ac929" officeooo:paragraph-rsid="001ba2cc" style:font-size-asian="14pt" style:font-size-complex="14pt"/>
    </style:style>
    <style:style style:name="P20" style:family="paragraph" style:parent-style-name="Standard">
      <style:text-properties fo:font-size="14pt" officeooo:rsid="001cc1ba" officeooo:paragraph-rsid="001cc1ba" style:font-size-asian="14pt" style:font-size-complex="14pt"/>
    </style:style>
    <style:style style:name="P21" style:family="paragraph" style:parent-style-name="Standard">
      <style:text-properties fo:font-size="14pt" officeooo:rsid="000d4a7b" officeooo:paragraph-rsid="000d4a7b" fo:background-color="#cccccc" style:font-size-asian="14pt" style:font-size-complex="14pt"/>
    </style:style>
    <style:style style:name="P22" style:family="paragraph" style:parent-style-name="Standard">
      <style:text-properties fo:font-size="14pt" officeooo:rsid="000b76bd" officeooo:paragraph-rsid="000b76bd" fo:background-color="#b2b2b2" style:font-size-asian="14pt" style:font-size-complex="14pt"/>
    </style:style>
    <style:style style:name="P23" style:family="paragraph" style:parent-style-name="Standard">
      <style:text-properties fo:font-size="14pt" officeooo:rsid="000d4a7b" officeooo:paragraph-rsid="000d4a7b" fo:background-color="#b2b2b2" style:font-size-asian="14pt" style:font-size-complex="14pt"/>
    </style:style>
    <style:style style:name="P24" style:family="paragraph" style:parent-style-name="Standard">
      <style:text-properties fo:font-size="14pt" officeooo:rsid="000fab5f" officeooo:paragraph-rsid="000fab5f" fo:background-color="transparent" style:font-size-asian="14pt" style:font-size-complex="14pt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officeooo:rsid="00103996" officeooo:paragraph-rsid="000fab5f" style:font-size-asian="14pt" style:font-size-complex="14pt"/>
    </style:style>
    <style:style style:name="P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officeooo:rsid="00103996" officeooo:paragraph-rsid="00103996" style:font-size-asian="14pt" style:font-size-complex="14pt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officeooo:rsid="001105c0" officeooo:paragraph-rsid="00103996" style:font-size-asian="14pt" style:font-size-complex="14pt"/>
    </style:style>
    <style:style style:name="P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4pt" officeooo:rsid="0018a030" officeooo:paragraph-rsid="000a08b5" style:font-size-asian="14pt" style:font-size-complex="14pt"/>
    </style:style>
    <style:style style:name="T1" style:family="text">
      <style:text-properties officeooo:rsid="000b76bd"/>
    </style:style>
    <style:style style:name="T2" style:family="text">
      <style:text-properties fo:color="#ba131a"/>
    </style:style>
    <style:style style:name="T3" style:family="text">
      <style:text-properties fo:color="#ba131a" officeooo:rsid="000b76bd"/>
    </style:style>
    <style:style style:name="T4" style:family="text">
      <style:text-properties fo:color="#006c3b"/>
    </style:style>
    <style:style style:name="T5" style:family="text">
      <style:text-properties fo:color="#006c3b" officeooo:rsid="000b76bd"/>
    </style:style>
    <style:style style:name="T6" style:family="text">
      <style:text-properties fo:color="#00508f"/>
    </style:style>
    <style:style style:name="T7" style:family="text">
      <style:text-properties officeooo:rsid="000d4a7b"/>
    </style:style>
    <style:style style:name="T8" style:family="text">
      <style:text-properties fo:color="#a3238e" officeooo:rsid="0012b818"/>
    </style:style>
    <style:style style:name="T9" style:family="text">
      <style:text-properties fo:color="#f58220"/>
    </style:style>
    <style:style style:name="T10" style:family="text">
      <style:text-properties officeooo:rsid="0018a030"/>
    </style:style>
    <style:style style:name="T11" style:family="text">
      <style:text-properties officeooo:rsid="001a5595"/>
    </style:style>
    <style:style style:name="T12" style:family="text">
      <style:text-properties fo:color="#000000" style:font-name="Liberation Serif" style:letter-kerning="true" style:font-name-asian="Arial" style:language-asian="en" style:country-asian="US"/>
    </style:style>
    <style:style style:name="T13" style:family="text">
      <style:text-properties fo:color="#000000" style:font-name="Liberation Serif" officeooo:rsid="001ba2cc" style:letter-kerning="true" style:font-name-asian="Arial" style:language-asian="en" style:country-asian="US"/>
    </style:style>
    <style:style style:name="T14" style:family="text">
      <style:text-properties officeooo:rsid="001ba2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P: <text:s/></text:p>
      <text:p text:style-name="P1"><text:s text:c="8"/>.space <text:s/>900 <text:s text:c="12"/><text:tab/># Reserve space for array to hold data</text:p>
      <text:p text:style-name="P2"><text:s text:c="32"/><text:tab/><text:tab/># the array is up to MAX_SIZE words (4 bytes</text:p>
      <text:p text:style-name="P2"><text:s text:c="32"/><text:tab/><text:tab/># each). Note the array isn't initialized.</text:p>
      <text:p text:style-name="P1">arrayS:</text:p>
      <text:p text:style-name="P1"><text:s text:c="8"/>.space <text:s/>900 <text:s text:c="12"/><text:tab/># Scrap array</text:p>
      <text:p text:style-name="P1"/>
      <text:p text:style-name="P1">boardSize:</text:p>
      <text:p text:style-name="P1"><text:s text:c="8"/>.word 0 <text:s text:c="16"/><text:tab/># board size variable</text:p>
      <text:p text:style-name="P1"/>
      <text:p text:style-name="P1">genToRun:</text:p>
      <text:p text:style-name="P1"><text:s text:c="8"/>.word 0 <text:s text:c="16"/><text:tab/># generations to run variable</text:p>
      <text:p text:style-name="P1"/>
      <text:p text:style-name="P3">$s0<text:tab/><text:tab/><text:tab/># boardSize</text:p>
      <text:p text:style-name="P3">$s1<text:tab/><text:tab/><text:tab/># genToRun</text:p>
      <text:p text:style-name="P3">$s2<text:tab/><text:tab/><text:tab/># boardSize^2 (number of squares on the board)</text:p>
      <text:p text:style-name="P3"/>
      <text:p text:style-name="P6">$s3 <text:tab/><text:tab/><text:tab/># numAlive_<text:span text:style-name="T7">A/B</text:span></text:p>
      <text:p text:style-name="P6">$s4<text:tab/><text:tab/>temp array <text:span text:style-name="T4">address</text:span> holder <text:s text:c="2"/><text:span text:style-name="T7">P</text:span></text:p>
      <text:p text:style-name="P6">$s5<text:tab/><text:tab/>temp array <text:span text:style-name="T2">location</text:span> holder <text:s/><text:span text:style-name="T7">P</text:span></text:p>
      <text:p text:style-name="P21">$s6<text:tab/><text:tab/><text:span text:style-name="T1">temp array </text:span><text:span text:style-name="T5">address</text:span><text:span text:style-name="T1"> holder <text:s text:c="2"/></text:span>S</text:p>
      <text:p text:style-name="P21">$s7<text:tab/><text:tab/><text:span text:style-name="T1">temp array </text:span><text:span text:style-name="T3">location</text:span><text:span text:style-name="T1"> holder <text:s/></text:span>S</text:p>
      <text:p text:style-name="P22">$t0<text:tab/><text:tab/>temp <text:span text:style-name="T6">index</text:span>, compare to $s2</text:p>
      <text:p text:style-name="P23">$t1<text:tab/><text:tab/>holds space character</text:p>
      <text:p text:style-name="P23"/>
      <text:p text:style-name="P24">$s6 <text:tab/><text:tab/>row</text:p>
      <text:p text:style-name="P9">$s7 <text:s text:c="2"/><text:tab/><text:tab/>col</text:p>
      <text:p text:style-name="P25"/>
      <text:p text:style-name="P10"/>
      <text:p text:style-name="P10">printBoard:</text:p>
      <text:p text:style-name="P10"/>
      <text:p text:style-name="P4">$s0<text:tab/><text:tab/><text:tab/># boardSize</text:p>
      <text:p text:style-name="P4">$s1<text:tab/><text:tab/><text:tab/># genToRun</text:p>
      <text:p text:style-name="P4">$s2<text:tab/><text:tab/><text:tab/># boardSize^2 (number of squares on the board)</text:p>
      <text:p text:style-name="P10"/>
      <text:p text:style-name="P10">$s3 <text:tab/><text:tab/><text:tab/># generation</text:p>
      <text:p text:style-name="P10">$s4 <text:tab/><text:tab/><text:tab/># <text:span text:style-name="T1">temp array </text:span><text:span text:style-name="T5">address</text:span><text:span text:style-name="T1"> holder <text:s text:c="2"/>P</text:span></text:p>
      <text:p text:style-name="P27"/>
      <text:p text:style-name="P12"/>
      <text:p text:style-name="P11">$s3 <text:tab/><text:tab/><text:tab/># counts <text:span text:style-name="T8">row</text:span> number (iterator)</text:p>
      <text:p text:style-name="P11">$s4 <text:tab/><text:tab/><text:tab/># counts <text:span text:style-name="T9">col</text:span> number (iterator)</text:p>
      <text:p text:style-name="P13">$s5 <text:tab/><text:tab/><text:tab/># index counter/memory location</text:p>
      <text:p text:style-name="P14">$s6 <text:tab/><text:tab/><text:tab/># unsigned byte loaded from s5</text:p>
      <text:p text:style-name="P4"/>
      <text:p text:style-name="P26"/>
      <text:p text:style-name="P10"/>
      <text:p text:style-name="P9"/>
      <text:p text:style-name="P7">$t0<text:tab/><text:tab/>temp <text:span text:style-name="T6">index</text:span>, compare to $s2</text:p>
      <text:p text:style-name="P8">$t1<text:tab/><text:tab/>holds space character</text:p>
      <text:p text:style-name="P28"/>
      <text:p text:style-name="P15"/>
      <text:p text:style-name="P15">updateBoard:</text:p>
      <text:p text:style-name="P15"/>
      <text:p text:style-name="P5">$s0<text:tab/><text:tab/><text:tab/># boardSize</text:p>
      <text:p text:style-name="P15"/>
      <text:p text:style-name="P15">$s<text:span text:style-name="T11">1</text:span><text:tab/><text:tab/><text:tab/># row</text:p>
      <text:p text:style-name="P15">$s<text:span text:style-name="T11">2</text:span><text:tab/><text:tab/><text:tab/># col</text:p>
      <text:p text:style-name="P15">$s<text:span text:style-name="T11">3</text:span><text:tab/><text:tab/><text:tab/># boardSize*row + col</text:p>
      <text:p text:style-name="P15"/>
      <text:p text:style-name="P17">$s4<text:span text:style-name="T10"><text:tab/><text:tab/><text:tab/># arrayP</text:span></text:p>
      <text:p text:style-name="P17">$s5<text:span text:style-name="T10"><text:tab/><text:tab/><text:tab/># arrayS</text:span></text:p>
      <text:p text:style-name="P16"/>
      <text:p text:style-name="P17">$s6<text:span text:style-name="T10"><text:tab/><text:tab/><text:tab/># A_neighbors</text:span></text:p>
      <text:p text:style-name="P17">$s7<text:span text:style-name="T10"><text:tab/><text:tab/><text:tab/># B_neighbors</text:span></text:p>
      <text:p text:style-name="P17"/>
      <text:p text:style-name="P18">$t0 <text:s/><text:tab/><text:tab/><text:tab/># row+-</text:p>
      <text:p text:style-name="P18">$t1 <text:s/><text:tab/><text:tab/><text:tab/># col +-</text:p>
      <text:p text:style-name="P18">$t2 <text:s/><text:tab/><text:tab/><text:tab/># <text:span text:style-name="T14">char</text:span></text:p>
      <text:p text:style-name="P18"><text:span text:style-name="T12">$t3 <text:s/><text:tab/><text:tab/><text:tab/># </text:span><text:span text:style-name="T13">holds ‘A’</text:span></text:p>
      <text:p text:style-name="P19"><text:span text:style-name="T12">$</text:span><text:span text:style-name="T13">t4</text:span><text:span text:style-name="T12"> <text:s/><text:tab/><text:tab/><text:tab/># </text:span><text:span text:style-name="T13">holds ‘B’</text:span></text:p>
      <text:p text:style-name="P20"><text:span text:style-name="T13">$</text:span><text:span text:style-name="T12">t5 <text:tab/><text:tab/><text:tab/># holds -1</text:span></text:p>
      <text:p text:style-name="P20"><text:span text:style-name="T12"/></text:p>
      <text:p text:style-name="P20"><text:span text:style-name="T12"/></text:p>
      <text:p text:style-name="P20"><text:span text:style-name="T12">-Rg means Right good or don't rollover</text:span></text:p>
      <text:p text:style-name="P20"/>
      <text:p text:style-name="P20">-RgB means Right is good, add 1 to A</text:p>
      <text:p text:style-name="P20">-RgB means Right is good, add 1 to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2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9:33:48.584000000</meta:creation-date>
    <dc:date>2018-04-17T00:09:51.672000000</dc:date>
    <meta:editing-duration>PT1H32M43S</meta:editing-duration>
    <meta:editing-cycles>1</meta:editing-cycles>
    <meta:document-statistic meta:table-count="0" meta:image-count="0" meta:object-count="0" meta:page-count="1" meta:paragraph-count="52" meta:word-count="239" meta:character-count="1454" meta:non-whitespace-character-count="1009"/>
    <meta:generator>LibreOffice/5.4.4.2$Windows_X86_64 LibreOffice_project/2524958677847fb3bb44820e40380acbe820f960</meta:generator>
  </office:meta>
</office:document-meta>
</file>